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5.66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 table:number-rows-repeated="10000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2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2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2">
          <table:table-cell table:content-validation-name="val7" office:value-type="string">
            <text:p>Update</text:p>
          </table:table-cell>
          <table:table-cell office:value-type="float" office:value="1130">
            <text:p>1130</text:p>
          </table:table-cell>
          <table:table-cell office:value-type="float" office:value="807">
            <text:p>807</text:p>
          </table:table-cell>
          <table:table-cell office:value-type="string">
            <text:p>test_uda_value_edit</text:p>
          </table:table-cell>
        </table:table-row>
        <table:table-row table:style-name="ro2" table:number-rows-repeated="9999">
          <table:table-cell table:content-validation-name="val7"/>
          <table:table-cell table:number-columns-repeated="3"/>
        </table:table-row>
        <table:table-row table:style-name="ro2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2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2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2">
          <table:table-cell table:content-validation-name="val10"/>
          <table:table-cell office:value-type="string">
            <text:p>1349</text:p>
          </table:table-cell>
          <table:table-cell office:value-type="string">
            <text:p>2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2">
          <table:table-cell table:content-validation-name="val10"/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2">
          <table:table-cell table:content-validation-name="val10"/>
          <table:table-cell office:value-type="string">
            <text:p>2382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851</text:p>
          </table:table-cell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2383</text:p>
          </table:table-cell>
          <table:table-cell office:value-type="string">
            <text:p>1086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1350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683</text:p>
          </table:table-cell>
          <table:table-cell table:content-validation-name="val11" office:value-type="string">
            <text:p>No</text:p>
          </table:table-cell>
        </table:table-row>
        <table:table-row table:style-name="ro2" table:number-rows-repeated="9994">
          <table:table-cell table:content-validation-name="val10"/>
          <table:table-cell table:number-columns-repeated="6"/>
          <table:table-cell table:content-validation-name="val11"/>
        </table:table-row>
        <table:table-row table:style-name="ro2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8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H8M11S</meta:editing-duration>
    <meta:editing-cycles>18</meta:editing-cycles>
    <meta:initial-creator>user user</meta:initial-creator>
    <dc:date>2020-11-08T18:44:51.26</dc:date>
    <dc:creator>Sachin Patel</dc:creator>
    <meta:document-statistic meta:table-count="5" meta:cell-count="60" meta:object-count="0"/>
  </office:meta>
</office:document-meta>
</file>